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TablePreview1.svm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co1" style:family="table-column">
      <style:table-column-properties style:column-width="2.043cm" style:use-optimal-column-width="false"/>
    </style:style>
    <style:style style:name="co2" style:family="table-column">
      <style:table-column-properties style:column-width="2.167cm" style:use-optimal-column-width="false"/>
    </style:style>
    <style:style style:name="co3" style:family="table-column">
      <style:table-column-properties style:column-width="2.532cm" style:use-optimal-column-width="false"/>
    </style:style>
    <style:style style:name="co4" style:family="table-column">
      <style:table-column-properties style:column-width="2.11cm" style:use-optimal-column-width="false"/>
    </style:style>
    <style:style style:name="ro1" style:family="table-row">
      <style:table-row-properties style:row-height="0.579cm"/>
    </style:style>
    <style:style style:name="ce1" style:family="table-cell">
      <style:graphic-properties style:repeat="repeat"/>
      <style:paragraph-properties fo:text-align="center"/>
      <style:text-properties fo:font-size="8pt" style:font-size-asian="8pt" style:font-size-complex="8pt"/>
    </style:style>
    <style:style style:name="ce2" style:family="table-cell">
      <style:graphic-properties style:repeat="repeat"/>
    </style:style>
    <style:style style:name="P1" style:family="paragraph">
      <style:paragraph-properties fo:text-align="center"/>
      <style:text-properties fo:font-size="8pt" style:font-size-asian="8pt" style:font-size-complex="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standard" draw:layer="layout" svg:width="8.851cm" svg:height="2.315cm" svg:x="2.29cm" svg:y="2.257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1">Office name</text:p>
              </table:table-cell>
              <table:table-cell>
                <text:p text:style-name="P1">January</text:p>
              </table:table-cell>
              <table:table-cell>
                <text:p text:style-name="P1">February</text:p>
              </table:table-cell>
              <table:table-cell table:style-name="ce2">
                <text:p text:style-name="P1">March</text:p>
              </table:table-cell>
            </table:table-row>
            <table:table-row table:style-name="ro1" table:default-cell-style-name="ce2">
              <table:table-cell>
                <text:p text:style-name="P1">London</text:p>
              </table:table-cell>
              <table:table-cell>
                <text:p text:style-name="P1">1050</text:p>
              </table:table-cell>
              <table:table-cell>
                <text:p text:style-name="P1">900</text:p>
              </table:table-cell>
              <table:table-cell>
                <text:p text:style-name="P1">750</text:p>
              </table:table-cell>
            </table:table-row>
            <table:table-row table:style-name="ro1" table:default-cell-style-name="ce2">
              <table:table-cell>
                <text:p text:style-name="P1">Paris</text:p>
              </table:table-cell>
              <table:table-cell>
                <text:p text:style-name="P1">600</text:p>
              </table:table-cell>
              <table:table-cell>
                <text:p text:style-name="P1">350</text:p>
              </table:table-cell>
              <table:table-cell>
                <text:p text:style-name="P1">400</text:p>
              </table:table-cell>
            </table:table-row>
            <table:table-row table:style-name="ro1" table:default-cell-style-name="ce2">
              <table:table-cell>
                <text:p text:style-name="P1">New York</text:p>
              </table:table-cell>
              <table:table-cell>
                <text:p text:style-name="P1">900</text:p>
              </table:table-cell>
              <table:table-cell>
                <text:p text:style-name="P1">700</text:p>
              </table:table-cell>
              <table:table-cell>
                <text:p text:style-name="P1">300</text:p>
              </table:table-cell>
            </table:table-row>
          </table:table>
          <draw:image xlink:href="Pictures/TablePreview1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WenQuanYi Micro Hei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vv </meta:initial-creator>
    <meta:creation-date>2012-05-24T08:28:03</meta:creation-date>
    <dc:date>2014-03-06T14:33:50</dc:date>
    <dc:creator>vv </dc:creator>
    <meta:editing-duration>PT5H13M37S</meta:editing-duration>
    <meta:editing-cycles>26</meta:editing-cycles>
    <meta:generator>LibreOffice/3.5$Linux_x86 LibreOffice_project/350m1$Build-2</meta:generator>
    <meta:document-statistic meta:object-count="1"/>
  </office:meta>
</office:document-meta>
</file>